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" draw:marker-end="Arrow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4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name="Tw Cen MT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w Cen MT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.1cm" svg:x="14.9cm" svg:y="2.4cm">
          <text:p text:style-name="P1"><text:span text:style-name="T1">I2S or</text:span></text:p>
          <text:p text:style-name="P1"><text:span text:style-name="T1">TDM</text:span></text:p>
          <text:p text:style-name="P1"><text:span text:style-name="T1">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.1cm" svg:x="8.4cm" svg:y="2.4cm">
          <text:p text:style-name="P1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9cm" svg:y1="3.45cm" svg:x2="10.4cm" svg:y2="3.45cm" draw:start-shape="id1" draw:start-glue-point="6" draw:end-shape="id2" draw:end-glue-point="10" svg:d="M14900 3450h-4500" svg:viewBox="0 0 4501 1">
          <text:p/>
        </draw:connector>
        <draw:frame draw:style-name="gr3" draw:text-style-name="P3" draw:layer="layout" svg:width="3cm" svg:height="0.624cm" svg:x="11.6cm" svg:y="3.398cm">
          <draw:text-box>
            <text:p><text:span text:style-name="T2">i2s_callback_i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</meta:initial-creator>
    <meta:creation-date>2014-04-09T08:52:59.666012263</meta:creation-date>
    <dc:date>2015-03-31T09:48:52.660468041</dc:date>
    <dc:creator>David Lacey</dc:creator>
    <meta:editing-duration>PT1H31M10S</meta:editing-duration>
    <meta:editing-cycles>8</meta:editing-cycles>
    <meta:generator>LibreOffice/4.2.7.2$Linux_X86_64 LibreOffice_project/420m0$Build-2</meta:generator>
    <meta:document-statistic meta:object-count="4"/>
  </office:meta>
</office:document-meta>
</file>